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3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38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232cm" fo:min-width="1.68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3" style:family="graphic" style:parent-style-name="standard">
      <style:graphic-properties draw:stroke="none" draw:fill="non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co1" style:family="table-column">
      <style:table-column-properties style:column-width="1.422cm" style:use-optimal-column-width="false"/>
    </style:style>
    <style:style style:name="co2" style:family="table-column">
      <style:table-column-properties style:column-width="1.42cm" style:use-optimal-column-width="false"/>
    </style:style>
    <style:style style:name="co3" style:family="table-column">
      <style:table-column-properties style:column-width="2.264cm" style:use-optimal-column-width="false"/>
    </style:style>
    <style:style style:name="co4" style:family="table-column">
      <style:table-column-properties style:column-width="2.322cm" style:use-optimal-column-width="false"/>
    </style:style>
    <style:style style:name="co5" style:family="table-column">
      <style:table-column-properties style:column-width="2.203cm" style:use-optimal-column-width="false"/>
    </style:style>
    <style:style style:name="co6" style:family="table-column">
      <style:table-column-properties style:column-width="4.463cm" style:use-optimal-column-width="false"/>
    </style:style>
    <style:style style:name="co7" style:family="table-column">
      <style:table-column-properties style:column-width="4.577cm" style:use-optimal-column-width="false"/>
    </style:style>
    <style:style style:name="co8" style:family="table-column">
      <style:table-column-properties style:column-width="4.345cm" style:use-optimal-column-width="false"/>
    </style:style>
    <style:style style:name="co9" style:family="table-column">
      <style:table-column-properties style:column-width="1.415cm" style:use-optimal-column-width="false"/>
    </style:style>
    <style:style style:name="co10" style:family="table-column">
      <style:table-column-properties style:column-width="1.451cm" style:use-optimal-column-width="false"/>
    </style:style>
    <style:style style:name="co11" style:family="table-column">
      <style:table-column-properties style:column-width="1.374cm" style:use-optimal-column-width="false"/>
    </style:style>
    <style:style style:name="co12" style:family="table-column">
      <style:table-column-properties style:column-width="2.965cm" style:use-optimal-column-width="false"/>
    </style:style>
    <style:style style:name="co13" style:family="table-column">
      <style:table-column-properties style:column-width="3.041cm" style:use-optimal-column-width="false"/>
    </style:style>
    <style:style style:name="co14" style:family="table-column">
      <style:table-column-properties style:column-width="2.885cm" style:use-optimal-column-width="false"/>
    </style:style>
    <style:style style:name="co15" style:family="table-column">
      <style:table-column-properties style:column-width="2.883cm" style:use-optimal-column-width="false"/>
    </style:style>
    <style:style style:name="co16" style:family="table-column">
      <style:table-column-properties style:column-width="1.719cm" style:use-optimal-column-width="false"/>
    </style:style>
    <style:style style:name="co17" style:family="table-column">
      <style:table-column-properties style:column-width="1.834cm" style:use-optimal-column-width="false"/>
    </style:style>
    <style:style style:name="co18" style:family="table-column">
      <style:table-column-properties style:column-width="1.835cm" style:use-optimal-column-width="false"/>
    </style:style>
    <style:style style:name="co19" style:family="table-column">
      <style:table-column-properties style:column-width="1.837cm" style:use-optimal-column-width="false"/>
    </style:style>
    <style:style style:name="co20" style:family="table-column">
      <style:table-column-properties style:column-width="3.387cm" style:use-optimal-column-width="false"/>
    </style:style>
    <style:style style:name="co21" style:family="table-column">
      <style:table-column-properties style:column-width="3.473cm" style:use-optimal-column-width="false"/>
    </style:style>
    <style:style style:name="co22" style:family="table-column">
      <style:table-column-properties style:column-width="3.295cm" style:use-optimal-column-width="false"/>
    </style:style>
    <style:style style:name="co23" style:family="table-column">
      <style:table-column-properties style:column-width="2.255cm" style:use-optimal-column-width="false"/>
    </style:style>
    <style:style style:name="co24" style:family="table-column">
      <style:table-column-properties style:column-width="2.256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ro3" style:family="table-row">
      <style:table-row-properties style:row-height="1.666cm" style:use-optimal-row-height="false"/>
    </style:style>
    <style:style style:name="ro4" style:family="table-row">
      <style:table-row-properties style:row-height="1.668cm" style:use-optimal-row-height="false"/>
    </style:style>
    <style:style style:name="ro5" style:family="table-row">
      <style:table-row-properties style:row-height="2.616cm" style:use-optimal-row-height="false"/>
    </style:style>
    <style:style style:name="ro6" style:family="table-row">
      <style:table-row-properties style:row-height="2.621cm" style:use-optimal-row-height="false"/>
    </style:style>
    <style:style style:name="ro7" style:family="table-row">
      <style:table-row-properties style:row-height="1.213cm" style:use-optimal-row-height="false"/>
    </style:style>
    <style:style style:name="ro8" style:family="table-row">
      <style:table-row-properties style:row-height="2.001cm" style:use-optimal-row-height="false"/>
    </style:style>
    <style:style style:name="ro9" style:family="table-row">
      <style:table-row-properties style:row-height="1.713cm" style:use-optimal-row-height="false"/>
    </style:style>
    <style:style style:name="ro10" style:family="table-row">
      <style:table-row-properties style:row-height="1.712cm" style:use-optimal-row-height="false"/>
    </style:style>
    <style:style style:name="ce1" style:family="table-cell">
      <style:text-properties fo:color="#c9211e" loext:opacity="100%" fo:font-weight="bold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.374cm" fo:margin-bottom="0cm" fo:text-indent="0cm"/>
    </style:style>
    <style:style style:name="P10" style:family="paragraph">
      <loext:graphic-properties draw:fill="none"/>
    </style:style>
    <style:style style:name="P11" style:family="paragraph">
      <loext:graphic-properties draw:fill-color="#ffffff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style:text-properties fo:color="#c9211e" loext:opacity="100%" fo:font-weight="bold" style:font-weight-asian="bold" style:font-weight-complex="bold"/>
    </style:style>
    <style:style style:name="P14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Two-Dimensional Lis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Indices in a 1D List</text:p>
          </draw:text-box>
        </draw:frame>
        <draw:frame draw:style-name="standard" draw:layer="layout" svg:width="7.107cm" svg:height="3.998cm" svg:x="3.515cm" svg:y="2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</table:table-row>
            <table:table-row table:style-name="ro2" table:default-cell-style-name="gray2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4.5cm" svg:height="0.962cm" svg:x="0.5cm" svg:y="2.5cm">
          <draw:text-box>
            <text:p>1-D List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What is a 2D Matrix?</text:p>
          </draw:text-box>
        </draw:frame>
        <draw:frame draw:style-name="standard" draw:layer="layout" svg:width="6.788cm" svg:height="4.999cm" svg:x="4.147cm" svg:y="4.89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</table:table-row>
            <table:table-row table:style-name="ro3" table:default-cell-style-name="gray2"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4" table:default-cell-style-name="gray1">
              <table:table-cell>
                <text:p>G</text:p>
              </table:table-cell>
              <table:table-cell>
                <text:p>H</text:p>
              </table:table-cell>
              <table:table-cell>
                <text:p>I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2cm" svg:height="0.962cm" svg:x="3.5cm" svg:y="2.538cm">
          <draw:text-box>
            <text:p>Row </text:p>
          </draw:text-box>
        </draw:frame>
        <draw:frame draw:style-name="gr3" draw:text-style-name="P4" draw:layer="layout" svg:width="3cm" svg:height="1.673cm" svg:x="0cm" svg:y="3.827cm">
          <draw:text-box>
            <text:p>Columns</text:p>
          </draw:text-box>
        </draw:frame>
        <draw:custom-shape draw:style-name="gr4" draw:text-style-name="P3" draw:layer="layout" svg:width="1cm" svg:height="2.5cm" svg:x="1.5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5.5cm" svg:y="2.5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16cm" svg:height="6.65cm" svg:x="11.5cm" svg:y="3cm">
          <draw:text-box>
            <text:p>This 2D matrix has got 3 rows and 3 columns.</text:p>
            <text:p>Contents of Row 0: A B C</text:p>
            <text:p>Contents of Row 1: D E F</text:p>
            <text:p>Contents of Row 2: G H I</text:p>
            <text:p/>
            <text:p>Contents of Col 0: A D G</text:p>
            <text:p>Contents of Col 1: B E H</text:p>
            <text:p>Contents of Col 2: C F I </text:p>
          </draw:text-box>
        </draw:frame>
        <draw:frame draw:style-name="gr2" draw:text-style-name="P4" draw:layer="layout" svg:width="7cm" svg:height="0.962cm" svg:x="4cm" svg:y="4cm">
          <draw:text-box>
            <text:p><text:s text:c="2"/>0 <text:s text:c="9"/>1 <text:s text:c="10"/>2</text:p>
          </draw:text-box>
        </draw:frame>
        <draw:frame draw:style-name="gr7" draw:text-style-name="P4" draw:layer="layout" svg:width="1cm" svg:height="3.806cm" svg:x="3cm" svg:y="5.5cm">
          <draw:text-box>
            <text:p>0</text:p>
            <text:p/>
            <text:p>1</text:p>
            <text:p/>
            <text:p>2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ndices in a 2D Matrix of Shape 2 X 2</text:p>
          </draw:text-box>
        </draw:frame>
        <draw:frame draw:style-name="standard" draw:layer="layout" svg:width="4.585cm" svg:height="3.331cm" svg:x="4.26cm" svg:y="5.0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00</text:p>
              </table:table-cell>
              <table:table-cell>
                <text:p>01</text:p>
              </table:table-cell>
            </table:table-row>
            <table:table-row table:style-name="ro3" table:default-cell-style-name="gray2">
              <table:table-cell>
                <text:p>10</text:p>
              </table:table-cell>
              <table:table-cell>
                <text:p>1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5" draw:layer="layout" svg:width="5.887cm" svg:height="0.849cm" svg:x="4.5cm" svg:y="2.764cm">
          <draw:text-box>
            <text:p><text:span text:style-name="T1">Row (denoted by i) </text:span></text:p>
          </draw:text-box>
        </draw:frame>
        <draw:frame draw:style-name="gr9" draw:text-style-name="P6" draw:layer="layout" svg:width="3.387cm" svg:height="2.384cm" svg:x="0.113cm" svg:y="3.94cm">
          <draw:text-box>
            <text:p><text:span text:style-name="T1">Columns</text:span></text:p>
            <text:p><text:span text:style-name="T1">(denoted by j)</text:span></text:p>
          </draw:text-box>
        </draw:frame>
        <draw:custom-shape draw:style-name="gr4" draw:text-style-name="P3" draw:layer="layout" svg:width="1cm" svg:height="2.5cm" svg:x="1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9.5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7cm" svg:height="0.962cm" svg:x="4cm" svg:y="3.99cm">
          <draw:text-box>
            <text:p><text:s text:c="2"/>0 <text:s text:c="9"/>1 <text:s text:c="10"/></text:p>
          </draw:text-box>
        </draw:frame>
        <draw:frame draw:style-name="gr7" draw:text-style-name="P4" draw:layer="layout" svg:width="1cm" svg:height="3.806cm" svg:x="3cm" svg:y="5.49cm">
          <draw:text-box>
            <text:p>0</text:p>
            <text:p/>
            <text:p>1</text:p>
            <text:p/>
            <text:p/>
          </draw:text-box>
        </draw:frame>
        <draw:frame draw:style-name="standard" draw:layer="layout" svg:width="9.039cm" svg:height="5.231cm" svg:x="13.449cm" svg:y="4.602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5" table:default-cell-style-name="gray3">
              <table:table-cell>
                <text:p>I = 0</text:p>
                <text:p>J = 0</text:p>
              </table:table-cell>
              <table:table-cell>
                <text:p>I = 0</text:p>
                <text:p>J = 1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>
                <text:p>I = 1</text:p>
                <text:p>J = 1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0" draw:text-style-name="P7" draw:layer="layout" svg:x1="10.5cm" svg:y1="6.5cm" svg:x2="12.5cm" svg:y2="6.5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ndices in a 2D Matrix of Shape 3 X 3</text:p>
          </draw:text-box>
        </draw:frame>
        <draw:frame draw:style-name="standard" draw:layer="layout" svg:width="6.788cm" svg:height="4.999cm" svg:x="4.26cm" svg:y="5.00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gray3">
              <table:table-cell>
                <text:p>00</text:p>
              </table:table-cell>
              <table:table-cell>
                <text:p>01</text:p>
              </table:table-cell>
              <table:table-cell>
                <text:p>02</text:p>
              </table:table-cell>
            </table:table-row>
            <table:table-row table:style-name="ro3" table:default-cell-style-name="gray2">
              <table:table-cell>
                <text:p>10</text:p>
              </table:table-cell>
              <table:table-cell>
                <text:p>11</text:p>
              </table:table-cell>
              <table:table-cell>
                <text:p>12</text:p>
              </table:table-cell>
            </table:table-row>
            <table:table-row table:style-name="ro4" table:default-cell-style-name="gray1">
              <table:table-cell>
                <text:p>20</text:p>
              </table:table-cell>
              <table:table-cell>
                <text:p>21</text:p>
              </table:table-cell>
              <table:table-cell>
                <text:p>22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5" draw:layer="layout" svg:width="5.887cm" svg:height="0.849cm" svg:x="4.5cm" svg:y="2.764cm">
          <draw:text-box>
            <text:p><text:span text:style-name="T1">Row (denoted by i) </text:span></text:p>
          </draw:text-box>
        </draw:frame>
        <draw:frame draw:style-name="gr9" draw:text-style-name="P6" draw:layer="layout" svg:width="3.387cm" svg:height="2.384cm" svg:x="0.113cm" svg:y="3.94cm">
          <draw:text-box>
            <text:p><text:span text:style-name="T1">Columns</text:span></text:p>
            <text:p><text:span text:style-name="T1">(denoted by j)</text:span></text:p>
          </draw:text-box>
        </draw:frame>
        <draw:custom-shape draw:style-name="gr4" draw:text-style-name="P3" draw:layer="layout" svg:width="1cm" svg:height="2.5cm" svg:x="1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9.5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7cm" svg:height="0.962cm" svg:x="4cm" svg:y="3.99cm">
          <draw:text-box>
            <text:p><text:s text:c="2"/>0 <text:s text:c="9"/>1 <text:s text:c="10"/>2</text:p>
          </draw:text-box>
        </draw:frame>
        <draw:frame draw:style-name="gr7" draw:text-style-name="P4" draw:layer="layout" svg:width="1cm" svg:height="3.806cm" svg:x="3cm" svg:y="5.49cm">
          <draw:text-box>
            <text:p>0</text:p>
            <text:p/>
            <text:p>1</text:p>
            <text:p/>
            <text:p>2</text:p>
          </draw:text-box>
        </draw:frame>
        <draw:frame draw:style-name="standard" draw:layer="layout" svg:width="13.384cm" svg:height="7.852cm" svg:x="14.115cm" svg:y="5.14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gray3">
              <table:table-cell>
                <text:p>I = 0</text:p>
                <text:p>J = 0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1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>
                <text:p>I = 1</text:p>
                <text:p>J = 1</text:p>
              </table:table-cell>
              <table:table-cell>
                <text:p>I = 1</text:p>
                <text:p>J = 2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>
                <text:p>I = 2</text:p>
                <text:p>J = 2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10" draw:text-style-name="P7" draw:layer="layout" svg:x1="11.5cm" svg:y1="7.5cm" svg:x2="13.5cm" svg:y2="7.5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ndices in a 2D Matrix of Shape 4 X 4</text:p>
          </draw:text-box>
        </draw:frame>
        <draw:frame draw:style-name="standard" draw:layer="layout" svg:width="5.613cm" svg:height="6.667cm" svg:x="4.26cm" svg:y="5.00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1"/>
            <table:table-row table:style-name="ro3" table:default-cell-style-name="gray3">
              <table:table-cell>
                <text:p>00</text:p>
              </table:table-cell>
              <table:table-cell>
                <text:p>01</text:p>
              </table:table-cell>
              <table:table-cell>
                <text:p>02</text:p>
              </table:table-cell>
              <table:table-cell>
                <text:p>03</text:p>
              </table:table-cell>
            </table:table-row>
            <table:table-row table:style-name="ro3" table:default-cell-style-name="gray2">
              <table:table-cell>
                <text:p>10</text:p>
              </table:table-cell>
              <table:table-cell>
                <text:p>11</text:p>
              </table:table-cell>
              <table:table-cell>
                <text:p>12</text:p>
              </table:table-cell>
              <table:table-cell>
                <text:p text:style-name="P8">13</text:p>
              </table:table-cell>
            </table:table-row>
            <table:table-row table:style-name="ro4" table:default-cell-style-name="gray1">
              <table:table-cell>
                <text:p>20</text:p>
              </table:table-cell>
              <table:table-cell>
                <text:p>21</text:p>
              </table:table-cell>
              <table:table-cell>
                <text:p>22</text:p>
              </table:table-cell>
              <table:table-cell>
                <text:p>23</text:p>
              </table:table-cell>
            </table:table-row>
            <table:table-row table:style-name="ro4" table:default-cell-style-name="gray2">
              <table:table-cell>
                <text:p>30</text:p>
              </table:table-cell>
              <table:table-cell>
                <text:p>31</text:p>
              </table:table-cell>
              <table:table-cell>
                <text:p>32</text:p>
              </table:table-cell>
              <table:table-cell>
                <text:p>33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5" draw:layer="layout" svg:width="5.887cm" svg:height="0.849cm" svg:x="4.5cm" svg:y="2.764cm">
          <draw:text-box>
            <text:p><text:span text:style-name="T1">Row (denoted by i) </text:span></text:p>
          </draw:text-box>
        </draw:frame>
        <draw:frame draw:style-name="gr9" draw:text-style-name="P6" draw:layer="layout" svg:width="3.387cm" svg:height="2.384cm" svg:x="0.113cm" svg:y="3.94cm">
          <draw:text-box>
            <text:p><text:span text:style-name="T1">Columns</text:span></text:p>
            <text:p><text:span text:style-name="T1">(denoted by j)</text:span></text:p>
          </draw:text-box>
        </draw:frame>
        <draw:custom-shape draw:style-name="gr4" draw:text-style-name="P3" draw:layer="layout" svg:width="1cm" svg:height="2.5cm" svg:x="1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9.5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7cm" svg:height="0.962cm" svg:x="4cm" svg:y="3.99cm">
          <draw:text-box>
            <text:p><text:s text:c="2"/>0 <text:s text:c="5"/>1 <text:s text:c="5"/>2 <text:s text:c="4"/>3</text:p>
          </draw:text-box>
        </draw:frame>
        <draw:frame draw:style-name="gr11" draw:text-style-name="P4" draw:layer="layout" svg:width="1cm" svg:height="5.939cm" svg:x="3cm" svg:y="5.49cm">
          <draw:text-box>
            <text:p>0</text:p>
            <text:p/>
            <text:p>1</text:p>
            <text:p/>
            <text:p>2</text:p>
            <text:p/>
            <text:p/>
            <text:p>3</text:p>
          </draw:text-box>
        </draw:frame>
        <draw:frame draw:style-name="standard" draw:layer="layout" svg:width="11.773cm" svg:height="10.473cm" svg:x="13.009cm" svg:y="2.64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gray3">
              <table:table-cell>
                <text:p>I = 0</text:p>
                <text:p>J = 0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1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>
                <text:p>I = 1</text:p>
                <text:p>J = 1</text:p>
              </table:table-cell>
              <table:table-cell>
                <text:p>I = 1</text:p>
                <text:p>J = 2</text:p>
              </table:table-cell>
              <table:table-cell>
                <text:p>I = 1</text:p>
                <text:p>J = 3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>
                <text:p>I = 2</text:p>
                <text:p>J = 2</text:p>
              </table:table-cell>
              <table:table-cell>
                <text:p>I = 2</text:p>
                <text:p>J = 3</text:p>
              </table:table-cell>
            </table:table-row>
            <table:table-row table:style-name="ro6" table:default-cell-style-name="gray2">
              <table:table-cell>
                <text:p>I = 3</text:p>
                <text:p>J = 0</text:p>
              </table:table-cell>
              <table:table-cell>
                <text:p>I = 3</text:p>
                <text:p>J = 1</text:p>
              </table:table-cell>
              <table:table-cell>
                <text:p>I = 3</text:p>
                <text:p>J = 2</text:p>
              </table:table-cell>
              <table:table-cell>
                <text:p>I = 3</text:p>
                <text:p>J = 3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10" draw:text-style-name="P7" draw:layer="layout" svg:x1="10.5cm" svg:y1="7.5cm" svg:x2="12.5cm" svg:y2="7.5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<text:span text:style-name="T2">Square Matrices And Rectangular Matrices (Part 1)</text:span></text:p>
          </draw:text-box>
        </draw:frame>
        <draw:frame draw:style-name="gr7" draw:text-style-name="P4" draw:layer="layout" svg:width="23cm" svg:height="3.806cm" svg:x="0.5cm" svg:y="2.5cm">
          <draw:text-box>
            <text:p>Matrices of shape: 2X2, 3X3 and 4X4 were square matrices.</text:p>
            <text:p>Square matrix has same number of rows and columns.</text:p>
            <text:p/>
            <text:p>Rectangular matrix has number of rows different from number of columns. </text:p>
          </draw:text-box>
        </draw:frame>
        <draw:frame draw:style-name="standard" draw:layer="layout" svg:width="3.552cm" svg:height="3.638cm" svg:x="6.237cm" svg:y="7.932cm">
          <table:table table:template-name="default" table:use-first-row-styles="true" table:use-banding-rows-styles="true">
            <table:table-column table:style-name="co16"/>
            <table:table-column table:style-name="co17"/>
            <table:table-row table:style-name="ro7" table:default-cell-style-name="gray3">
              <table:table-cell>
                <text:p>A</text:p>
              </table:table-cell>
              <table:table-cell>
                <text:p>B</text:p>
              </table:table-cell>
            </table:table-row>
            <table:table-row table:style-name="ro7" table:default-cell-style-name="gray2"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7" table:default-cell-style-name="gray1">
              <table:table-cell>
                <text:p>E</text:p>
              </table:table-cell>
              <table:table-cell>
                <text:p>F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4" draw:layer="layout" svg:width="4.5cm" svg:height="0.962cm" svg:x="6cm" svg:y="6.538cm">
          <draw:text-box>
            <text:p>Two columns</text:p>
          </draw:text-box>
        </draw:frame>
        <draw:frame draw:style-name="gr3" draw:text-style-name="P4" draw:layer="layout" svg:width="4cm" svg:height="1.673cm" svg:x="2cm" svg:y="8.827cm">
          <draw:text-box>
            <text:p>Three rows</text:p>
          </draw:text-box>
        </draw:frame>
        <draw:frame draw:style-name="gr7" draw:text-style-name="P4" draw:layer="layout" svg:width="14cm" svg:height="3.806cm" svg:x="11.5cm" svg:y="7cm">
          <draw:text-box>
            <text:p>Shape of a matrix is given by:</text:p>
            <text:p>Number of rows X Number of cols</text:p>
            <text:p/>
            <text:p>Shape of this matrix is: 3X2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 text:style-name="P3"><text:span text:style-name="T2">Problem on Square Matrices And Rectangular Matrices </text:span></text:p>
          </draw:text-box>
        </draw:frame>
        <draw:frame draw:style-name="standard" draw:layer="layout" svg:width="9.176cm" svg:height="5.998cm" svg:x="1.823cm" svg:y="3.608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1" table:default-cell-style-name="gray3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11" draw:text-style-name="P4" draw:layer="layout" svg:width="14cm" svg:height="5.939cm" svg:x="11.5cm" svg:y="3.5cm">
          <draw:text-box>
            <text:p>Q1: How many rows does it have?</text:p>
            <text:p>Q2: How many columns does it have?</text:p>
            <text:p>Q3: What is its shape?</text:p>
            <text:p/>
            <text:p>Answers:</text:p>
            <text:p>1) 3</text:p>
            <text:p>2) 5</text:p>
            <text:p>3) Rectangle of shape 3X5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 1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3">
              <text:list-header>
                <text:p>Ques: Create a 2D matrix programmatically using for loop with following contents:</text:p>
                <text:p>[ [1, 2, 3],</text:p>
                <text:p>[4, 5, 6],</text:p>
                <text:p>[7, 8, 9] ]</text:p>
                <text:p>The matrix should not hardcoded but created using for loop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lution 1</text:p>
          </draw:text-box>
        </draw:frame>
        <draw:frame presentation:style-name="pr7" draw:text-style-name="P1" draw:layer="layout" svg:width="15cm" svg:height="10cm" svg:x="0cm" svg:y="2cm" presentation:class="outline" presentation:user-transformed="true">
          <draw:text-box>
            <text:list text:style-name="L3">
              <text:list-header>
                <text:p text:style-name="P9">[ </text:p>
                <text:p text:style-name="P9"><text:s text:c="2"/>[1, 2, 3], # This is your first row</text:p>
                <text:p text:style-name="P9"><text:s text:c="2"/>[4, 5, 6], # This is your second row</text:p>
                <text:p text:style-name="P9"><text:s text:c="2"/>[7, 8, 9] <text:s/># This is your third row</text:p>
                <text:p text:style-name="P9">]</text:p>
                <text:p text:style-name="P9"/>
              </text:list-header>
            </text:list>
          </draw:text-box>
        </draw:frame>
        <draw:frame draw:style-name="gr12" draw:text-style-name="P4" draw:layer="layout" svg:width="10.5cm" svg:height="10.916cm" svg:x="15.5cm" svg:y="2.5cm">
          <draw:text-box>
            <text:p>r = 3 # Number of rows</text:p>
            <text:p>c = 3 # Number of columns</text:p>
            <text:p/>
            <text:p>mylist = []</text:p>
            <text:p/>
            <text:p>cntr = 1</text:p>
            <text:p/>
            <text:p>for i in range(r):</text:p>
            <text:p><text:s text:c="4"/>temp = []</text:p>
            <text:p><text:s text:c="4"/>for j in range(c):</text:p>
            <text:p><text:s text:c="8"/>temp.append(cntr)</text:p>
            <text:p><text:s text:c="8"/>cntr += 1</text:p>
            <text:p><text:s text:c="4"/>mylist.append(temp)</text:p>
            <text:p/>
            <text:p>print(mylist)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 2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9">Ques: This matrix is given to you:</text:p>
                <text:p text:style-name="P9">[ [1, 2, 3],</text:p>
                <text:p text:style-name="P9">[4, 5, 6],</text:p>
                <text:p text:style-name="P9">[7, 8, 9] ]</text:p>
                <text:p text:style-name="P9">You have to add 5 to each number in this matrix.</text:p>
                <text:p text:style-name="P9">Addition of 5 to each element in the matrix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Solution 2</text:p>
          </draw:text-box>
        </draw:frame>
        <draw:frame draw:style-name="gr13" draw:text-style-name="P10" draw:layer="layout" svg:width="12cm" svg:height="6.438cm" svg:x="1cm" svg:y="2.562cm">
          <draw:text-box>
            <text:p>arr = [ [1, 2, 3],</text:p>
            <text:p>[4, 5, 6],</text:p>
            <text:p>[7, 8, 9] ]</text:p>
            <text:p/>
            <text:p>for i in arr:</text:p>
            <text:p><text:s text:c="4"/>for j in i:</text:p>
            <text:p><text:s text:c="8"/>print(j + 5)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Problem 3</text:p>
          </draw:text-box>
        </draw:frame>
        <draw:frame draw:style-name="gr13" draw:text-style-name="P10" draw:layer="layout" svg:width="15.943cm" svg:height="7.9cm" svg:x="1.557cm" svg:y="2.6cm">
          <draw:text-box>
            <text:p text:style-name="P12"><text:span text:style-name="T3">m = [ [0, 1, 2, 3], [4, 5, 6, 7], [8, 9, 10, 11], [12, 13, 14, 15]]</text:span></text:p>
            <text:p text:style-name="P12"><text:span text:style-name="T3">"""</text:span><text:span text:style-name="T3"><text:line-break/></text:span><text:span text:style-name="T3">What is the position of 6?</text:span></text:p>
            <text:p text:style-name="P12"><text:span text:style-name="T3">Ans: [1][2]</text:span></text:p>
            <text:p text:style-name="P12"><text:span text:style-name="T3">What is the position of 10?</text:span></text:p>
            <text:p text:style-name="P12"><text:span text:style-name="T3">Ans: [2][2]</text:span></text:p>
            <text:p text:style-name="P12"><text:span text:style-name="T3">What is the position of 12?</text:span></text:p>
            <text:p text:style-name="P12"><text:span text:style-name="T3">Ans: [3][0]</text:span></text:p>
            <text:p text:style-name="P12"><text:span text:style-name="T3">"""</text:span></text:p>
            <text:p text:style-name="P12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499cm" presentation:class="title" presentation:user-transformed="true">
          <draw:text-box>
            <text:p><text:span text:style-name="T4">Diagonal of a Square Matrix (Top Left to Bottom Right)</text:span></text:p>
          </draw:text-box>
        </draw:frame>
        <draw:frame draw:style-name="standard" draw:layer="layout" svg:width="10.154cm" svg:height="7.852cm" svg:x="0.969cm" svg:y="2.583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row table:style-name="ro5" table:default-cell-style-name="gray3">
              <table:table-cell table:style-name="ce1">
                <text:p text:style-name="P13">I = 0</text:p>
                <text:p text:style-name="P13">J = 0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1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 table:style-name="ce1">
                <text:p text:style-name="P13"><text:span text:style-name="T5">I = </text:span><text:span text:style-name="T5">1</text:span></text:p>
                <text:p text:style-name="P13"><text:span text:style-name="T5">J = </text:span><text:span text:style-name="T5">1</text:span></text:p>
              </table:table-cell>
              <table:table-cell>
                <text:p>I = 1</text:p>
                <text:p>J = 2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 table:style-name="ce1">
                <text:p text:style-name="P13">I = 2</text:p>
                <text:p text:style-name="P13">J = 2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1.773cm" svg:height="10.473cm" svg:x="13.01cm" svg:y="2.641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gray3">
              <table:table-cell table:style-name="ce1">
                <text:p text:style-name="P13"><text:span text:style-name="T6">I = 0</text:span></text:p>
                <text:p text:style-name="P13"><text:span text:style-name="T6">J = 0</text:span>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1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 table:style-name="ce1">
                <text:p text:style-name="P13"><text:span text:style-name="T6">I = 1</text:span></text:p>
                <text:p text:style-name="P13"><text:span text:style-name="T6">J = 1</text:span></text:p>
              </table:table-cell>
              <table:table-cell>
                <text:p>I = 1</text:p>
                <text:p>J = 2</text:p>
              </table:table-cell>
              <table:table-cell>
                <text:p>I = 1</text:p>
                <text:p>J = 3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 table:style-name="ce1">
                <text:p text:style-name="P13">I = 2</text:p>
                <text:p text:style-name="P13">J = 2</text:p>
              </table:table-cell>
              <table:table-cell>
                <text:p>I = 2</text:p>
                <text:p>J = 3</text:p>
              </table:table-cell>
            </table:table-row>
            <table:table-row table:style-name="ro6" table:default-cell-style-name="gray2">
              <table:table-cell>
                <text:p>I = 3</text:p>
                <text:p>J = 0</text:p>
              </table:table-cell>
              <table:table-cell>
                <text:p>I = 3</text:p>
                <text:p>J = 1</text:p>
              </table:table-cell>
              <table:table-cell>
                <text:p>I = 3</text:p>
                <text:p>J = 2</text:p>
              </table:table-cell>
              <table:table-cell table:style-name="ce1">
                <text:p text:style-name="P13">I = 3</text:p>
                <text:p text:style-name="P13">J = 3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499cm" presentation:class="title" presentation:user-transformed="true">
          <draw:text-box>
            <text:p><text:span text:style-name="T4">Proble</text:span><text:span text:style-name="T4">m: </text:span><text:span text:style-name="T4">Printin</text:span><text:span text:style-name="T4">g the </text:span><text:span text:style-name="T4">diagon</text:span><text:span text:style-name="T4">al </text:span><text:span text:style-name="T4">(top-</text:span><text:span text:style-name="T4">left to </text:span><text:span text:style-name="T4">botto</text:span><text:span text:style-name="T4">m-</text:span><text:span text:style-name="T4">right)</text:span></text:p>
          </draw:text-box>
        </draw:frame>
        <draw:frame draw:style-name="standard" draw:layer="layout" svg:width="9.02cm" svg:height="6.85cm" svg:x="1.979cm" svg:y="2.649cm">
          <table:table table:template-name="default" table:use-first-row-styles="true" table:use-banding-rows-styles="true">
            <table:table-column table:style-name="co23"/>
            <table:table-column table:style-name="co23"/>
            <table:table-column table:style-name="co23"/>
            <table:table-column table:style-name="co24"/>
            <table:table-row table:style-name="ro9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9" table:default-cell-style-name="gray2">
              <table:table-cell>
                <text:p>E</text:p>
              </table:table-cell>
              <table:table-cell>
                <text:p>F</text:p>
              </table:table-cell>
              <table:table-cell>
                <text:p>G</text:p>
              </table:table-cell>
              <table:table-cell>
                <text:p>H</text:p>
              </table:table-cell>
            </table:table-row>
            <table:table-row table:style-name="ro9" table:default-cell-style-name="gray1">
              <table:table-cell>
                <text:p>I</text:p>
              </table:table-cell>
              <table:table-cell>
                <text:p>J</text:p>
              </table:table-cell>
              <table:table-cell>
                <text:p>K</text:p>
              </table:table-cell>
              <table:table-cell>
                <text:p>L</text:p>
              </table:table-cell>
            </table:table-row>
            <table:table-row table:style-name="ro10" table:default-cell-style-name="gray2">
              <table:table-cell>
                <text:p>M</text:p>
              </table:table-cell>
              <table:table-cell>
                <text:p>N</text:p>
              </table:table-cell>
              <table:table-cell>
                <text:p>O</text:p>
              </table:table-cell>
              <table:table-cell>
                <text:p>P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4" draw:text-style-name="P14" draw:layer="layout" svg:width="14.5cm" svg:height="3.095cm" svg:x="12.5cm" svg:y="3cm">
          <draw:text-box>
            <text:p>Print the diagonal:</text:p>
            <text:p/>
            <text:p>m = [['A', 'B', 'C', 'D'], ['E', 'F', 'G', 'H'],</text:p>
            <text:p>['I', 'J', 'K', 'L'], ['M', 'N', 'O', 'P']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9T18:38:28.067465360</meta:creation-date>
    <meta:editing-duration>PT2H43M39S</meta:editing-duration>
    <meta:editing-cycles>38</meta:editing-cycles>
    <meta:generator>LibreOffice/7.3.7.2$Linux_X86_64 LibreOffice_project/30$Build-2</meta:generator>
    <dc:title>Blue Curve</dc:title>
    <dc:date>2023-05-10T20:34:48.970574504</dc:date>
    <meta:document-statistic meta:object-count="134"/>
  </office:meta>
</office:document-meta>
</file>